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.125in" table:align="left"/>
    </style:style>
    <style:style style:name="Table1.A" style:family="table-column">
      <style:table-column-properties style:column-width="0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875in" table:align="left"/>
    </style:style>
    <style:style style:name="Table2.A" style:family="table-column">
      <style:table-column-properties style:column-width="0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d10b" officeooo:paragraph-rsid="001ad10b"/>
    </style:style>
    <style:style style:name="P2" style:family="paragraph" style:parent-style-name="Standard">
      <style:text-properties officeooo:rsid="001bcc06" officeooo:paragraph-rsid="001bcc06"/>
    </style:style>
    <style:style style:name="P3" style:family="paragraph" style:parent-style-name="Standard">
      <style:text-properties officeooo:rsid="001d2ce2" officeooo:paragraph-rsid="001d2ce2"/>
    </style:style>
    <style:style style:name="P4" style:family="paragraph" style:parent-style-name="Standard">
      <style:text-properties officeooo:rsid="001e2dc3" officeooo:paragraph-rsid="001e2dc3"/>
    </style:style>
    <style:style style:name="P5" style:family="paragraph" style:parent-style-name="Standard">
      <style:text-properties officeooo:rsid="001fd583" officeooo:paragraph-rsid="001fd583"/>
    </style:style>
    <style:style style:name="P6" style:family="paragraph" style:parent-style-name="Standard">
      <style:text-properties officeooo:rsid="0021df80" officeooo:paragraph-rsid="0021df80"/>
    </style:style>
    <style:style style:name="P7" style:family="paragraph" style:parent-style-name="Standard">
      <style:text-properties officeooo:rsid="0021df80" officeooo:paragraph-rsid="00233e44"/>
    </style:style>
    <style:style style:name="P8" style:family="paragraph" style:parent-style-name="Table_20_Contents">
      <style:paragraph-properties fo:text-align="center" style:justify-single-word="false"/>
      <style:text-properties officeooo:rsid="0021df80" officeooo:paragraph-rsid="0021df80"/>
    </style:style>
    <style:style style:name="P9" style:family="paragraph" style:parent-style-name="Standard">
      <style:text-properties officeooo:rsid="00233e44" officeooo:paragraph-rsid="00233e44"/>
    </style:style>
    <style:style style:name="P10" style:family="paragraph" style:parent-style-name="Standard">
      <style:text-properties officeooo:rsid="00233e44" officeooo:paragraph-rsid="001fd583"/>
    </style:style>
    <style:style style:name="P11" style:family="paragraph" style:parent-style-name="Table_20_Contents">
      <style:paragraph-properties fo:text-align="center" style:justify-single-word="false"/>
      <style:text-properties officeooo:rsid="00233e44" officeooo:paragraph-rsid="00233e44"/>
    </style:style>
    <style:style style:name="P12" style:family="paragraph" style:parent-style-name="Standard">
      <style:text-properties officeooo:rsid="002524fa" officeooo:paragraph-rsid="002524fa"/>
    </style:style>
    <style:style style:name="P13" style:family="paragraph" style:parent-style-name="Standard">
      <style:text-properties officeooo:rsid="0025c163" officeooo:paragraph-rsid="0025c163"/>
    </style:style>
    <style:style style:name="P14" style:family="paragraph" style:parent-style-name="Standard">
      <style:text-properties officeooo:rsid="00233e44" officeooo:paragraph-rsid="001fd583"/>
    </style:style>
    <style:style style:name="P15" style:family="paragraph" style:parent-style-name="Standard">
      <style:text-properties officeooo:rsid="00233e44" officeooo:paragraph-rsid="00233e44"/>
    </style:style>
    <style:style style:name="P16" style:family="paragraph" style:parent-style-name="Standard">
      <style:text-properties officeooo:rsid="001e2dc3" officeooo:paragraph-rsid="001fd583"/>
    </style:style>
    <style:style style:name="T1" style:family="text">
      <style:text-properties officeooo:rsid="001bcc06"/>
    </style:style>
    <style:style style:name="T2" style:family="text">
      <style:text-properties officeooo:rsid="001d817f"/>
    </style:style>
    <style:style style:name="T3" style:family="text">
      <style:text-properties officeooo:rsid="00233e44"/>
    </style:style>
    <style:style style:name="T4" style:family="text">
      <style:text-properties officeooo:rsid="0027ae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ATAN :</text:p>
      <text:p text:style-name="P1"/>
      <text:p text:style-name="P1"/>
      <text:p text:style-name="P1">Clc artinya Clear Command Window – <text:span text:style-name="T1">Untuk membersihkan command window</text:span></text:p>
      <text:p text:style-name="P1"/>
      <text:p text:style-name="P2">Clear – Untuk membersihkan Workspace</text:p>
      <text:p text:style-name="P1"/>
      <text:p text:style-name="P1">; ( titik koma ) – file yang memiliki tanda titik koma dibealakang akan di save di memory tapi tidak ditampilkan di Command Window.</text:p>
      <text:p text:style-name="P1"/>
      <text:p text:style-name="P3">Transpose – Sebuah Vector baris akan diubah menjadi Vector Kolom <text:span text:style-name="T2">atau sebaliknya</text:span></text:p>
      <text:p text:style-name="P3"><text:s text:c="20"/>b’ (<text:span text:style-name="T2">b Transpose) </text:span>– <text:s/>akan merubah Vector baris menjadi Vektor Kolom</text:p>
      <text:p text:style-name="P3"><text:s text:c="20"/><text:span text:style-name="T2">c’ (c Transpose) – <text:s/>Vector Kolom Menjadi Baris</text:span></text:p>
      <text:p text:style-name="P3"><text:s text:c="20"/><text:span text:style-name="T2">d’ (d Transpose) – </text:span></text:p>
      <text:p text:style-name="P3"/>
      <text:p text:style-name="P4">Mengkalikan 2 buah vector dengan dot itu menghasilkan Skalar/Perkalian dot itu menghasilkan Skalar.</text:p>
      <text:p text:style-name="P4"/>
      <text:p text:style-name="P4">Cross itu adalah perkalian berarah maka akan menghasilkan vektor juga.</text:p>
      <text:p text:style-name="P4">Cross itu hanya bisa terdiri dari 3 dimensi, minimum 2 dimensi dan maksimum 3 dimensi</text:p>
      <text:p text:style-name="P4"/>
      <text:p text:style-name="P4">Mul : Multiply</text:p>
      <text:p text:style-name="P6"/>
      <text:p text:style-name="P6"/>
      <text:p text:style-name="P6"/>
      <text:p text:style-name="P6">A(1 2; 3 4)</text:p>
      <text:p text:style-name="P6"/>
      <text:p text:style-name="P6">A <text:s text:c="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1</text:p>
          </table:table-cell>
          <table:table-cell table:style-name="Table1.B1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4</text:p>
          </table:table-cell>
        </table:table-row>
      </table:table>
      <text:p text:style-name="P6"/>
      <text:p text:style-name="P6"/>
      <text:p text:style-name="P5">A(1,:) – artinya akan mengambil semua dimensi dibaris 1 </text:p>
      <text:p text:style-name="P10"/>
      <text:p text:style-name="P10">ans <text:s/>1 <text:s text:c="2"/>2</text:p>
      <text:p text:style-name="P5"/>
      <text:p text:style-name="P5">A(2,:) – artinya akan mengambil semua dimensi dibaris 2</text:p>
      <text:p text:style-name="P5"/>
      <text:p text:style-name="P10">ans <text:s/>3 <text:s/>4</text:p>
      <text:p text:style-name="P5"/>
      <text:p text:style-name="P5">A(:,1) – artinya akan mengambil semua dimensi dikolom 1</text:p>
      <text:p text:style-name="P5"/>
      <text:p text:style-name="P10">ans <text:s text:c="2"/>1</text:p>
      <text:p text:style-name="P9"><text:s text:c="8"/></text:p>
      <text:p text:style-name="P9"><text:s text:c="8"/>3</text:p>
      <text:p text:style-name="P10"/>
      <text:p text:style-name="P5">A(:,2) – artinya akan mengambil semua dimensi dikolom 2</text:p>
      <text:p text:style-name="P5"/>
      <text:p text:style-name="P10">ans <text:s/>2</text:p>
      <text:p text:style-name="P5"/>
      <text:p text:style-name="P5"><text:s text:c="7"/><text:span text:style-name="T3">4</text:span></text:p>
      <text:p text:style-name="P16"><text:soft-page-break/></text:p>
      <text:p text:style-name="P6">A(:,:) – akan mengambil semua <text:span text:style-name="T4">dimensi</text:span></text:p>
      <text:p text:style-name="P7"/>
      <text:p text:style-name="P9">ans <text:s/>1 <text:s text:c="2"/>2</text:p>
      <text:p text:style-name="P7"/>
      <text:p text:style-name="P7"><text:s text:c="7"/><text:span text:style-name="T3">3 <text:s text:c="2"/>4</text:span> <text:s/></text:p>
      <text:p text:style-name="P6"/>
      <text:p text:style-name="P6"/>
      <text:p text:style-name="P6"/>
      <text:p text:style-name="P6"/>
      <text:p text:style-name="P6"/>
      <text:p text:style-name="P6"/>
      <text:p text:style-name="P9">C = [ 1 2 3 44 55 ]</text:p>
      <text:p text:style-name="P12"/>
      <text:p text:style-name="P12">C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44</text:p>
          </table:table-cell>
          <table:table-cell table:style-name="Table2.E1" office:value-type="string">
            <text:p text:style-name="P11">55</text:p>
          </table:table-cell>
        </table:table-row>
      </table:table>
      <text:p text:style-name="P9"/>
      <text:p text:style-name="P9"/>
      <text:p text:style-name="P9">C(4)</text:p>
      <text:p text:style-name="P9"/>
      <text:p text:style-name="P9">ans 44</text:p>
      <text:p text:style-name="P6"/>
      <text:p text:style-name="P6">Contoh: buka Matlab Matriks part2 - Vector <text:s/></text:p>
      <text:p text:style-name="P6"/>
      <text:p text:style-name="P13">Perkalian Korespondensi Satu-Satu</text:p>
      <text:p text:style-name="P13">E = A.*B – Artinya setiap komponen di A akan dikalikan dengan setiap komponen yang ada di 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4T20:49:31.094813880</meta:creation-date>
    <dc:date>2024-03-20T14:12:38.204237559</dc:date>
    <meta:editing-duration>PT54M29S</meta:editing-duration>
    <meta:editing-cycles>14</meta:editing-cycles>
    <meta:generator>LibreOffice/7.3.7.2$Linux_X86_64 LibreOffice_project/30$Build-2</meta:generator>
    <meta:document-statistic meta:table-count="2" meta:image-count="0" meta:object-count="0" meta:page-count="2" meta:paragraph-count="44" meta:word-count="218" meta:character-count="1346" meta:non-whitespace-character-count="1044"/>
  </office:meta>
</office:document-meta>
</file>